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ane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Panel</text:h>
                    <text:list>
                        <text:list-item>
                            <text:h text:style-name="Heading_20_2" text:outline-level="2">Description</text:h>
                        </text:list-item>
                    </text:list>
                </text:list-item>
            </text:list>

            <text:p text:style-name="Standard"><text:span>It is used to group several Widgets, and it is used when we want to additionally organize a page that contains a large number of Widgets or if we want to perform some operation on several Widgets at once, e.g. hide using the </text:span><text:span text:style-name="backtick">Hidden</text:span><text:span> flag of the Panel. When the Widget is inside the Panel, then its left and top coordinates are relative to the left and top of the Panel, which means that when the Panel is moved, all the Widgets inside it are also moved. Widgets are added to the Panel via the </text:span><text:span text:style-name="T1">Widgets Structure</text:span><text:span> panel using drag and drop.</text:span></text:p><text:p text:style-name="Standard"/>

            
                <text:list xml:id="list_Panel2" text:continue-numbering="true" text:continue-list="list_Pane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Panel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anel4" text:continue-numbering="true" text:continue-list="list_Panel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Panel5" text:continue-numbering="true" text:continue-list="list_Panel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Panel6" text:continue-numbering="true" text:continue-list="list_Panel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Panel7" text:continue-numbering="true" text:continue-list="list_Panel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Panel8" text:style-name="List_20_1">
                    <text:list-item>
                            <text:p text:style-name="List_20_1_20_Start">
                            <text:span><text:span text:style-name="backtick">px</text:span><text:span> – Left is default in pixels.</text:span></text:span>
                            </text:p>
                        </text:list-item>,<text:list-item>
                            <text:p text:style-name="List_20_1_20_End">
                            <text:span><text:span text:style-name="backtick">%</text:span><text:span> – Left is set as a percentage in relation to the parent width.</text:span></text:span>
                            </text:p>
                        </text:list-item>
                </text:list><text:p text:style-name="Standard"/>,
                                            <text:list xml:id="list_Panel9" text:continue-numbering="true" text:continue-list="list_Panel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Panel10" text:continue-numbering="true" text:continue-list="list_Panel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Panel11" text:style-name="List_20_1">
                    <text:list-item>
                            <text:p text:style-name="List_20_1_20_Start">
                            <text:span><text:span text:style-name="backtick">px</text:span><text:span> – Top is set in pixels.</text:span></text:span>
                            </text:p>
                        </text:list-item>,<text:list-item>
                            <text:p text:style-name="List_20_1_20_End">
                            <text:span><text:span text:style-name="backtick">%</text:span><text:span> – The top is set as a percentage in relation to the parent height.</text:span></text:span>
                            </text:p>
                        </text:list-item>
                </text:list><text:p text:style-name="Standard"/>,
                                            <text:list xml:id="list_Panel12" text:continue-numbering="true" text:continue-list="list_Panel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Panel13" text:continue-numbering="true" text:continue-list="list_Panel1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Panel14" text:style-name="List_20_1">
                    <text:list-item>
                            <text:p text:style-name="List_20_1_20_Start">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_20_End">
                            <text:span><text:span text:style-name="backtick">content</text:span><text:span> – Width is automatically set to fit the entire content in width.</text:span></text:span>
                            </text:p>
                        </text:list-item>
                </text:list><text:p text:style-name="Standard"/>,
                                            <text:list xml:id="list_Panel15" text:continue-numbering="true" text:continue-list="list_Panel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Panel16" text:continue-numbering="true" text:continue-list="list_Panel1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Panel17" text:style-name="List_20_1">
                    <text:list-item>
                            <text:p text:style-name="List_20_1_20_Start">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_20_End">
                            <text:span><text:span text:style-name="backtick">content</text:span><text:span> – Height is automatically set to fit the entire content in height.</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Panel18" text:continue-numbering="true" text:continue-list="list_Panel16"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Panel19" text:continue-numbering="true" text:continue-list="list_Panel18"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p text:style-name="Standard"/>,
                                            <text:list xml:id="list_Panel20" text:continue-numbering="true" text:continue-list="list_Panel19"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p text:style-name="Standard"/>,
                                            <text:list xml:id="list_Panel21" text:continue-numbering="true" text:continue-list="list_Panel20"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p text:style-name="Standard"/>,
                                            <text:list xml:id="list_Panel22" text:continue-numbering="true" text:continue-list="list_Panel21"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p text:style-name="Standard"/>,
                                            <text:list xml:id="list_Panel23" text:continue-numbering="true" text:continue-list="list_Panel22"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p text:style-name="Standard"/>,
                                            <text:list xml:id="list_Panel24" text:continue-numbering="true" text:continue-list="list_Panel23"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p text:style-name="Standard"/>,
                                            <text:list xml:id="list_Panel25" text:continue-numbering="true" text:continue-list="list_Panel24"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p text:style-name="Standard"/>,
                                            <text:list xml:id="list_Panel26" text:continue-numbering="true" text:continue-list="list_Panel25"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p text:style-name="Standard"/>,
                                            <text:list xml:id="list_Panel27" text:continue-numbering="true" text:continue-list="list_Panel26"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p text:style-name="Standard"/>,
                                            <text:list xml:id="list_Panel28" text:continue-numbering="true" text:continue-list="list_Panel27"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p text:style-name="Standard"/>,
                                            <text:list xml:id="list_Panel29" text:continue-numbering="true" text:continue-list="list_Panel28"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p text:style-name="Standard"/>,
                                            <text:list xml:id="list_Panel30" text:continue-numbering="true" text:continue-list="list_Panel29"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p text:style-name="Standard"/>,
                                            <text:list xml:id="list_Panel31" text:continue-numbering="true" text:continue-list="list_Panel30"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p text:style-name="Standard"/>,
                                            <text:list xml:id="list_Panel32" text:continue-numbering="true" text:continue-list="list_Panel3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p text:style-name="Standard"/>,
                                            <text:list xml:id="list_Panel33" text:continue-numbering="true" text:continue-list="list_Panel3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p text:style-name="Standard"/>,
                                            <text:list xml:id="list_Panel34" text:continue-numbering="true" text:continue-list="list_Panel3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p text:style-name="Standard"/>,
                                            <text:list xml:id="list_Panel35" text:continue-numbering="true" text:continue-list="list_Panel3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p text:style-name="Standard"/>,
                                            <text:list xml:id="list_Panel36" text:continue-numbering="true" text:continue-list="list_Panel3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p text:style-name="Standard"/>,
                                            <text:list xml:id="list_Panel37" text:continue-numbering="true" text:continue-list="list_Panel3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p text:style-name="Standard"/>,
                                            <text:list xml:id="list_Panel38" text:continue-numbering="true" text:continue-list="list_Panel3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p text:style-name="Standard"/>,
                                            <text:list xml:id="list_Panel39" text:continue-numbering="true" text:continue-list="list_Panel3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p text:style-name="Standard"/>,
                                            <text:list xml:id="list_Panel40" text:continue-numbering="true" text:continue-list="list_Panel3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p text:style-name="Standard"/>,
                                            <text:list xml:id="list_Panel41" text:continue-numbering="true" text:continue-list="list_Panel4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Panel42" text:continue-numbering="true" text:continue-list="list_Panel41"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p text:style-name="Standard"/>,
                                            <text:list xml:id="list_Panel43" text:continue-numbering="true" text:continue-list="list_Panel42"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p text:style-name="Standard"/>,
                                            <text:list xml:id="list_Panel44" text:continue-numbering="true" text:continue-list="list_Panel43"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p text:style-name="Standard"/>,
                                            <text:list xml:id="list_Panel45" text:continue-numbering="true" text:continue-list="list_Panel44"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p text:style-name="Standard"/>,
                                            <text:list xml:id="list_Panel46" text:continue-numbering="true" text:continue-list="list_Panel45"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p text:style-name="Standard"/>,
                                            <text:list xml:id="list_Panel47" text:continue-numbering="true" text:continue-list="list_Panel46"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Panel48" text:continue-numbering="true" text:continue-list="list_Panel4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Panel49"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anel50" text:continue-numbering="true" text:continue-list="list_Panel4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Panel51" text:continue-numbering="true" text:continue-list="list_Panel5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Panel52" text:continue-numbering="true" text:continue-list="list_Panel5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